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ourier Prime" officeooo:paragraph-rsid="004b00df"/>
    </style:style>
    <style:style style:name="P2" style:family="paragraph" style:parent-style-name="Text_20_body">
      <style:paragraph-properties fo:text-align="center" style:justify-single-word="false"/>
      <style:text-properties style:font-name="Courier Prime" fo:language="en" fo:country="US" officeooo:rsid="001e5aa3" officeooo:paragraph-rsid="004b00df"/>
    </style:style>
    <style:style style:name="P3" style:family="paragraph" style:parent-style-name="Subtitle">
      <loext:graphic-properties draw:fill-gradient-name="gradient" draw:fill-hatch-name="hatch"/>
      <style:paragraph-properties fo:hyphenation-ladder-count="no-limit"/>
      <style:text-properties style:font-name="Courier Prime" fo:language="en" fo:country="US" officeooo:rsid="001e5aa3" officeooo:paragraph-rsid="001e5aa3" fo:hyphenate="true" fo:hyphenation-remain-char-count="2" fo:hyphenation-push-char-count="2" loext:hyphenation-no-caps="false"/>
    </style:style>
    <style:style style:name="P4" style:family="paragraph" style:parent-style-name="Subtitle">
      <loext:graphic-properties draw:fill-gradient-name="gradient" draw:fill-hatch-name="hatch"/>
      <style:paragraph-properties fo:hyphenation-ladder-count="no-limit"/>
      <style:text-properties style:font-name="Courier Prime" fo:language="en" fo:country="US" style:text-underline-style="solid" style:text-underline-width="auto" style:text-underline-color="font-color" officeooo:rsid="001e5aa3" officeooo:paragraph-rsid="001e5aa3" fo:hyphenate="true" fo:hyphenation-remain-char-count="2" fo:hyphenation-push-char-count="2" loext:hyphenation-no-caps="false"/>
    </style:style>
    <style:style style:name="P5" style:family="paragraph" style:parent-style-name="Title" style:master-page-name="">
      <loext:graphic-properties draw:fill-gradient-name="gradient" draw:fill-hatch-name="hatch"/>
      <style:paragraph-properties fo:hyphenation-ladder-count="no-limit" style:page-number="auto"/>
      <style:text-properties style:font-name="Courier Prime" fo:language="en" fo:country="US" fo:hyphenate="true" fo:hyphenation-remain-char-count="2" fo:hyphenation-push-char-count="2" loext:hyphenation-no-caps="false"/>
    </style:style>
    <style:style style:name="P6" style:family="paragraph" style:parent-style-name="Heading_20_1">
      <loext:graphic-properties draw:fill-gradient-name="gradient" draw:fill-hatch-name="hatch"/>
      <style:paragraph-properties fo:text-align="center" style:justify-single-word="false" fo:hyphenation-ladder-count="no-limit"/>
      <style:text-properties style:font-name="Courier Prime" fo:hyphenate="true" fo:hyphenation-remain-char-count="2" fo:hyphenation-push-char-count="2" loext:hyphenation-no-caps="false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Courier Prime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Courier Prime" style:text-underline-style="none"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Courier Prime" officeooo:rsid="003d1524" officeooo:paragraph-rsid="003d1524"/>
    </style:style>
    <style:style style:name="P10" style:family="paragraph" style:parent-style-name="Heading_20_2">
      <style:paragraph-properties fo:text-align="center" style:justify-single-word="false"/>
      <style:text-properties style:font-name="Courier Prime"/>
    </style:style>
    <style:style style:name="P11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Courier Prime" fo:language="en" fo:country="US" fo:font-style="normal" officeooo:rsid="005c4f00" officeooo:paragraph-rsid="005c4f00" style:font-style-asian="normal" style:font-style-complex="normal" fo:hyphenate="true" fo:hyphenation-remain-char-count="2" fo:hyphenation-push-char-count="2" loext:hyphenation-no-caps="false"/>
    </style:style>
    <style:style style:name="P12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Courier Prime" fo:language="en" fo:country="US" fo:font-style="normal" officeooo:rsid="001e5aa3" officeooo:paragraph-rsid="001e5aa3" style:font-style-asian="normal" style:font-style-complex="normal" fo:hyphenate="true" fo:hyphenation-remain-char-count="2" fo:hyphenation-push-char-count="2" loext:hyphenation-no-caps="false"/>
    </style:style>
    <style:style style:name="P13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Courier Prime" fo:language="en" fo:country="US" fo:font-style="normal" officeooo:rsid="001e5aa3" officeooo:paragraph-rsid="004e72c3" style:font-style-asian="normal" style:font-style-complex="normal" fo:hyphenate="true" fo:hyphenation-remain-char-count="2" fo:hyphenation-push-char-count="2" loext:hyphenation-no-caps="false"/>
    </style:style>
    <style:style style:name="P14" style:family="paragraph" style:parent-style-name="Standard" style:list-style-name="List_20_1">
      <loext:graphic-properties draw:fill-gradient-name="gradient" draw:fill-hatch-name="hatch"/>
      <style:paragraph-properties fo:text-align="start" style:justify-single-word="false" fo:hyphenation-ladder-count="no-limit"/>
      <style:text-properties style:font-name="Courier Prime" fo:language="en" fo:country="US" fo:font-style="normal" officeooo:rsid="001e5aa3" officeooo:paragraph-rsid="0059eb04" style:font-style-asian="normal" style:font-style-complex="normal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Courier Prime" fo:language="en" fo:country="US" officeooo:rsid="001e5aa3" officeooo:paragraph-rsid="001e5aa3" fo:hyphenate="tru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Courier Prime" fo:language="en" fo:country="US" officeooo:rsid="001e5aa3" officeooo:paragraph-rsid="001fc4ee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Courier Prime" fo:language="en" fo:country="US" officeooo:rsid="0059eb04" officeooo:paragraph-rsid="0059eb04" fo:hyphenate="tru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style:page-number="auto" fo:background-color="transparent"/>
      <style:text-properties style:font-name="Courier Prime" fo:language="en" fo:country="US" officeooo:rsid="0059eb04" officeooo:paragraph-rsid="00620aec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fo:background-color="transparent"/>
      <style:text-properties style:font-name="Courier Prime" fo:language="en" fo:country="US" officeooo:rsid="0059eb04" officeooo:paragraph-rsid="00620aec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Courier Prime" fo:language="en" fo:country="US" officeooo:rsid="0059eb04" officeooo:paragraph-rsid="0059eb04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Courier Prime" fo:language="en" fo:country="US" officeooo:rsid="001fc4ee" officeooo:paragraph-rsid="00365863" fo:hyphenate="true" fo:hyphenation-remain-char-count="2" fo:hyphenation-push-char-count="2" loext:hyphenation-no-caps="false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hyphenation-ladder-count="no-limit" fo:text-indent="1cm" style:auto-text-indent="false" style:page-number="auto" fo:background-color="transparent"/>
      <style:text-properties style:font-name="Courier Prime" fo:language="en" fo:country="US" officeooo:rsid="001fc4ee" officeooo:paragraph-rsid="00365863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Courier Prime" fo:language="en" fo:country="US" officeooo:rsid="001fc4ee" officeooo:paragraph-rsid="001fc4ee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Courier Prime" fo:language="en" fo:country="US" officeooo:rsid="0021c360" officeooo:paragraph-rsid="0021c360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Courier Prime" fo:language="en" fo:country="US" officeooo:rsid="0025aaa0" officeooo:paragraph-rsid="0025aaa0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Courier Prime" fo:language="en" fo:country="US" officeooo:rsid="002ca323" officeooo:paragraph-rsid="002ca323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Courier Prime" fo:language="en" fo:country="US" officeooo:rsid="0033437d" officeooo:paragraph-rsid="0033437d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Courier Prime" fo:language="en" fo:country="US" officeooo:rsid="0033437d" officeooo:paragraph-rsid="0033437d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Courier Prime" fo:language="en" fo:country="US" officeooo:rsid="0049c6f6" officeooo:paragraph-rsid="0049c6f6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Courier Prime" fo:language="en" fo:country="US" officeooo:rsid="00552d47" officeooo:paragraph-rsid="00552d47" fo:hyphenate="true" fo:hyphenation-remain-char-count="2" fo:hyphenation-push-char-count="2" loext:hyphenation-no-caps="false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Courier Prime" fo:language="en" fo:country="US" officeooo:rsid="00571db7" officeooo:paragraph-rsid="00571db7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Courier Prime" fo:language="en" fo:country="US" officeooo:rsid="00571db7" officeooo:paragraph-rsid="00571db7" fo:hyphenate="true" fo:hyphenation-remain-char-count="2" fo:hyphenation-push-char-count="2" loext:hyphenation-no-caps="false"/>
    </style:style>
    <style:style style:name="P33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Courier Prime" fo:language="en" fo:country="US" officeooo:rsid="00571db7" officeooo:paragraph-rsid="00571db7" fo:hyphenate="true" fo:hyphenation-remain-char-count="2" fo:hyphenation-push-char-count="2" loext:hyphenation-no-caps="false"/>
    </style:style>
    <style:style style:name="P34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Courier Prime" fo:language="en" fo:country="US" officeooo:rsid="005904aa" officeooo:paragraph-rsid="005904aa" fo:hyphenate="true" fo:hyphenation-remain-char-count="2" fo:hyphenation-push-char-count="2" loext:hyphenation-no-caps="false"/>
    </style:style>
    <style:style style:name="P35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Courier Prime" fo:language="en" fo:country="US" officeooo:rsid="00898bcb" officeooo:paragraph-rsid="00898bcb" fo:hyphenate="true" fo:hyphenation-remain-char-count="2" fo:hyphenation-push-char-count="2" loext:hyphenation-no-caps="false"/>
    </style:style>
    <style:style style:name="P36" style:family="paragraph" style:parent-style-name="Standard" style:list-style-name="List_20_1">
      <loext:graphic-properties draw:fill="none" draw:fill-gradient-name="gradient" draw:fill-hatch-name="hatch"/>
      <style:paragraph-properties fo:text-align="justify" style:justify-single-word="false" fo:hyphenation-ladder-count="no-limit" fo:background-color="transparent"/>
      <style:text-properties style:font-name="Courier Prime" fo:language="en" fo:country="US" officeooo:rsid="007c3b84" officeooo:paragraph-rsid="008ee8ae"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360" style:font-weight-asian="bold" style:font-weight-complex="bold"/>
    </style:style>
    <style:style style:name="T3" style:family="text">
      <style:text-properties fo:font-weight="bold" officeooo:rsid="0025aaa0" style:font-weight-asian="bold" style:font-weight-complex="bold"/>
    </style:style>
    <style:style style:name="T4" style:family="text">
      <style:text-properties fo:font-weight="bold" officeooo:rsid="0026b707" style:font-weight-asian="bold" style:font-weight-complex="bold"/>
    </style:style>
    <style:style style:name="T5" style:family="text">
      <style:text-properties fo:font-weight="bold" officeooo:rsid="0027b276" style:font-weight-asian="bold" style:font-weight-complex="bold"/>
    </style:style>
    <style:style style:name="T6" style:family="text">
      <style:text-properties fo:font-weight="bold" officeooo:rsid="002a6e84" style:font-weight-asian="bold" style:font-weight-complex="bold"/>
    </style:style>
    <style:style style:name="T7" style:family="text">
      <style:text-properties fo:font-weight="bold" officeooo:rsid="002ca323" style:font-weight-asian="bold" style:font-weight-complex="bold"/>
    </style:style>
    <style:style style:name="T8" style:family="text">
      <style:text-properties officeooo:rsid="001fc4e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16b75" style:font-style-asian="italic" style:font-style-complex="italic"/>
    </style:style>
    <style:style style:name="T11" style:family="text">
      <style:text-properties fo:font-style="italic" officeooo:rsid="00607d91" style:font-style-asian="italic" style:font-style-complex="italic"/>
    </style:style>
    <style:style style:name="T12" style:family="text">
      <style:text-properties fo:font-style="italic" officeooo:rsid="00613cf8" style:font-style-asian="italic" style:font-style-complex="italic"/>
    </style:style>
    <style:style style:name="T13" style:family="text">
      <style:text-properties fo:font-style="italic" officeooo:rsid="00886ada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officeooo:rsid="0026b707" style:font-weight-asian="normal" style:font-weight-complex="normal"/>
    </style:style>
    <style:style style:name="T16" style:family="text">
      <style:text-properties fo:font-weight="normal" officeooo:rsid="0027b276" style:font-weight-asian="normal" style:font-weight-complex="normal"/>
    </style:style>
    <style:style style:name="T17" style:family="text">
      <style:text-properties fo:font-weight="normal" officeooo:rsid="002ca323" style:font-weight-asian="normal" style:font-weight-complex="normal"/>
    </style:style>
    <style:style style:name="T18" style:family="text">
      <style:text-properties officeooo:rsid="00216b75"/>
    </style:style>
    <style:style style:name="T19" style:family="text">
      <style:text-properties officeooo:rsid="0021c360"/>
    </style:style>
    <style:style style:name="T20" style:family="text">
      <style:text-properties officeooo:rsid="002336b2"/>
    </style:style>
    <style:style style:name="T21" style:family="text">
      <style:text-properties officeooo:rsid="0025aaa0"/>
    </style:style>
    <style:style style:name="T22" style:family="text">
      <style:text-properties officeooo:rsid="0026b707"/>
    </style:style>
    <style:style style:name="T23" style:family="text">
      <style:text-properties officeooo:rsid="0027b276"/>
    </style:style>
    <style:style style:name="T24" style:family="text">
      <style:text-properties officeooo:rsid="002a6e84"/>
    </style:style>
    <style:style style:name="T25" style:family="text">
      <style:text-properties officeooo:rsid="002ca323"/>
    </style:style>
    <style:style style:name="T26" style:family="text">
      <style:text-properties officeooo:rsid="00365863"/>
    </style:style>
    <style:style style:name="T27" style:family="text">
      <style:text-properties officeooo:rsid="0039087c"/>
    </style:style>
    <style:style style:name="T28" style:family="text">
      <style:text-properties officeooo:rsid="003c1622"/>
    </style:style>
    <style:style style:name="T29" style:family="text">
      <style:text-properties officeooo:rsid="003fa280"/>
    </style:style>
    <style:style style:name="T30" style:family="text">
      <style:text-properties officeooo:rsid="0040707a"/>
    </style:style>
    <style:style style:name="T31" style:family="text">
      <style:text-properties officeooo:rsid="0041b2c8"/>
    </style:style>
    <style:style style:name="T32" style:family="text">
      <style:text-properties officeooo:rsid="004244c5"/>
    </style:style>
    <style:style style:name="T33" style:family="text">
      <style:text-properties officeooo:rsid="004369d5"/>
    </style:style>
    <style:style style:name="T34" style:family="text">
      <style:text-properties officeooo:rsid="004398cc"/>
    </style:style>
    <style:style style:name="T35" style:family="text">
      <style:text-properties officeooo:rsid="0045797a"/>
    </style:style>
    <style:style style:name="T36" style:family="text">
      <style:text-properties officeooo:rsid="00474780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4fa3a8"/>
    </style:style>
    <style:style style:name="T39" style:family="text">
      <style:text-properties officeooo:rsid="0056c4a3"/>
    </style:style>
    <style:style style:name="T40" style:family="text">
      <style:text-properties officeooo:rsid="0058e4a5"/>
    </style:style>
    <style:style style:name="T41" style:family="text">
      <style:text-properties officeooo:rsid="005b9148"/>
    </style:style>
    <style:style style:name="T42" style:family="text">
      <style:text-properties officeooo:rsid="005c4f00"/>
    </style:style>
    <style:style style:name="T43" style:family="text">
      <style:text-properties officeooo:rsid="001e5aa3"/>
    </style:style>
    <style:style style:name="T44" style:family="text">
      <style:text-properties officeooo:rsid="005eb9ce"/>
    </style:style>
    <style:style style:name="T45" style:family="text">
      <style:text-properties officeooo:rsid="00613cf8"/>
    </style:style>
    <style:style style:name="T46" style:family="text">
      <style:text-properties officeooo:rsid="0063db53"/>
    </style:style>
    <style:style style:name="T47" style:family="text">
      <style:text-properties officeooo:rsid="0065c413"/>
    </style:style>
    <style:style style:name="T48" style:family="text">
      <style:text-properties officeooo:rsid="00670053"/>
    </style:style>
    <style:style style:name="T49" style:family="text">
      <style:text-properties officeooo:rsid="0067e1f6"/>
    </style:style>
    <style:style style:name="T50" style:family="text">
      <style:text-properties officeooo:rsid="00696122"/>
    </style:style>
    <style:style style:name="T51" style:family="text">
      <style:text-properties officeooo:rsid="006a77fb"/>
    </style:style>
    <style:style style:name="T52" style:family="text">
      <style:text-properties officeooo:rsid="006c60a8"/>
    </style:style>
    <style:style style:name="T53" style:family="text">
      <style:text-properties officeooo:rsid="006c8cef"/>
    </style:style>
    <style:style style:name="T54" style:family="text">
      <style:text-properties officeooo:rsid="006f2632"/>
    </style:style>
    <style:style style:name="T55" style:family="text">
      <style:text-properties officeooo:rsid="007062f6"/>
    </style:style>
    <style:style style:name="T56" style:family="text">
      <style:text-properties officeooo:rsid="00706f4d"/>
    </style:style>
    <style:style style:name="T57" style:family="text">
      <style:text-properties officeooo:rsid="007225d0"/>
    </style:style>
    <style:style style:name="T58" style:family="text">
      <style:text-properties officeooo:rsid="00745d66"/>
    </style:style>
    <style:style style:name="T59" style:family="text">
      <style:text-properties officeooo:rsid="0076077b"/>
    </style:style>
    <style:style style:name="T60" style:family="text">
      <style:text-properties officeooo:rsid="0077167b"/>
    </style:style>
    <style:style style:name="T61" style:family="text">
      <style:text-properties officeooo:rsid="00786a6c"/>
    </style:style>
    <style:style style:name="T62" style:family="text">
      <style:text-properties officeooo:rsid="0078f776"/>
    </style:style>
    <style:style style:name="T63" style:family="text">
      <style:text-properties officeooo:rsid="007a0ea9"/>
    </style:style>
    <style:style style:name="T64" style:family="text">
      <style:text-properties officeooo:rsid="007a8e02"/>
    </style:style>
    <style:style style:name="T65" style:family="text">
      <style:text-properties officeooo:rsid="0081f2b5"/>
    </style:style>
    <style:style style:name="T66" style:family="text">
      <style:text-properties officeooo:rsid="00833a71"/>
    </style:style>
    <style:style style:name="T67" style:family="text">
      <style:text-properties officeooo:rsid="0083eacb"/>
    </style:style>
    <style:style style:name="T68" style:family="text">
      <style:text-properties officeooo:rsid="008a7249"/>
    </style:style>
    <style:style style:name="T69" style:family="text">
      <style:text-properties style:text-line-through-style="solid" style:text-line-through-type="single" officeooo:rsid="0063db53"/>
    </style:style>
    <style:style style:name="T70" style:family="text">
      <style:text-properties style:text-line-through-style="none" style:text-line-through-type="none" officeooo:rsid="0063db53"/>
    </style:style>
    <style:style style:name="T71" style:family="text">
      <style:text-properties style:text-line-through-style="none" style:text-line-through-type="none" officeooo:rsid="008d7c8e"/>
    </style:style>
    <style:style style:name="T72" style:family="text">
      <style:text-properties officeooo:rsid="0094067a"/>
    </style:style>
    <style:style style:name="Sect1" style:family="section">
      <style:section-properties text:dont-balance-text-columns="tru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AME DESIGN DOCUMENT</text:p>
      <text:p text:style-name="P3"/>
      <text:p text:style-name="P4">CyberSP Project</text:p>
      <text:h text:style-name="P10" text:outline-level="2">Design<text:span text:style-name="T44">ed</text:span> in July, 2025</text:h>
      <text:h text:style-name="P10" text:outline-level="2">Written by DDey TS</text:h>
      <text:p text:style-name="P1"/>
      <text:p text:style-name="P2"/>
      <text:h text:style-name="P6" text:outline-level="1"><text:span text:style-name="T37">SUM</text:span><text:span text:style-name="T38">M</text:span><text:span text:style-name="T37">ARY</text:span></text:h>
      <text:list xml:id="list490036231" text:style-name="List_20_1">
        <text:list-item>
          <text:p text:style-name="P11"><text:span text:style-name="T1">Introduction</text:span> <text:span text:style-name="T43">…………………………………………………………………………………………………………………………………… </text:span>2</text:p>
        </text:list-item>
        <text:list-item>
          <text:p text:style-name="P12"><text:span text:style-name="T1">Setting</text:span> ………………………………………………………………………………………………………………………………………………… <text:span text:style-name="T42">3</text:span></text:p>
        </text:list-item>
        <text:list-item>
          <text:p text:style-name="P13"><text:span text:style-name="T1">Main Story</text:span> ………………………………………………………………………………………………………………………………………… <text:span text:style-name="T42">4</text:span></text:p>
        </text:list-item>
        <text:list-item>
          <text:p text:style-name="P14"><text:span text:style-name="T1">Mechanics</text:span> …………………………………………………………………………………………………………………………………………… <text:span text:style-name="T42">5</text:span></text:p>
        </text:list-item>
      </text:list>
      <text:p text:style-name="P15"/>
      <text:p text:style-name="P15"/>
      <text:h text:style-name="P7" text:outline-level="1">INTRODUCTION</text:h>
      <text:p text:style-name="P17"/>
      <text:p text:style-name="P18"><text:span text:style-name="T9">CyberS Project</text:span> is a <text:span text:style-name="T12">action</text:span><text:span text:style-name="T45"> </text:span><text:span text:style-name="T11">cyberpunk</text:span><text:span text:style-name="T9"> computer game</text:span> focus on narrative elements found in <text:span text:style-name="T65">most</text:span> CRPG games. It’s set on a dystopic future where megacorporations rose up <text:span text:style-name="T66">and</text:span> the poor people’<text:span text:style-name="T67">s l</text:span>ife quality was damaged irreversibly.</text:p>
      <text:p text:style-name="P19">This game is about the current social problems: bias against immigrant people, the cruel fight of wealth vs. morality <text:span text:style-name="T41">and</text:span> political stupidity brought by Left vs. Right discussions. <text:span text:style-name="T46">Everything is shown through </text:span><text:span text:style-name="T69">both main-quest and side-quests given by Non-Player Characters</text:span><text:span text:style-name="T70"> </text:span><text:span text:style-name="T71">a short story mode.</text:span></text:p>
      <text:p text:style-name="P20"/>
      <text:section text:style-name="Sect1" text:name="Seção1">
        <text:h text:style-name="P8" text:outline-level="1">SETTING</text:h>
        <text:p text:style-name="P15"/>
        <text:p text:style-name="P21"><text:span text:style-name="T28">During s</text:span><text:span text:style-name="T27">ome year in the </text:span><text:span text:style-name="T26">21th century…</text:span></text:p>
        <text:p text:style-name="P22"><text:span text:style-name="T1">… Earth</text:span> <text:span text:style-name="T18">had progressed badly. </text:span><text:span text:style-name="T10">High-tech, low-life</text:span><text:span text:style-name="T18">. The </text:span><text:span text:style-name="T10">CyberSP Project</text:span><text:span text:style-name="T18">’s gloomy tech-noir world is </text:span><text:span text:style-name="T50">a</text:span><text:span text:style-name="T18"> rich people’s carpet which poor people struggle to survive working hardly, morning to morning, </text:span><text:span text:style-name="T51">all</text:span><text:span text:style-name="T18"> for one minimum wage — or less than this.</text:span></text:p>
        <text:p text:style-name="P16"><text:span text:style-name="T9">São Paulo, </text:span>the <text:span text:style-name="T52">rainy </text:span><text:span text:style-name="T47">metroplex</text:span>, is <text:span text:style-name="T48">a</text:span><text:span text:style-name="T49">n</text:span> urban ecosystem <text:span text:style-name="T53">of impunity</text:span>. Criminal factions grows up from dark alleys and slum areas — aka favela. The capital is controlled by <text:span text:style-name="T1">private security groups</text:span> contracted to <text:span text:style-name="T8">hold</text:span> the wave of violations. <text:span text:style-name="T8">Obviously this decision brought more sad tales from the population.</text:span></text:p>
        <text:p text:style-name="P23"><text:span text:style-name="T1">Megacorporations</text:span> came from other countries (specially <text:span text:style-name="T14">USA</text:span>) <text:span text:style-name="T54">and </text:span><text:span text:style-name="T55">ha</text:span><text:span text:style-name="T56">s </text:span>stuck their flags on Brazilian ground, feeding their marketing with aggressive merchandise sent by <text:span text:style-name="T1">digital influencer</text:span><text:span text:style-name="T2">s</text:span> which want to grow up their own lifestyle — like everyone in this ill society. With that ha<text:span text:style-name="T57">s </text:span>born <text:span text:style-name="T1">cybernetic implants</text:span> to upgrade the vain people; it didn’t take time to military implants being leaked and illegally marketed <text:span text:style-name="T29">around the</text:span> <text:span text:style-name="T9">São Paulo</text:span> underworld.</text:p>
        <text:p text:style-name="P24"><text:span text:style-name="T1">Top technology</text:span> is sell stupidly expensive. Because of that, people use to buy <text:span text:style-name="T1">retro tech</text:span> — yellowish <text:span text:style-name="T9">CRT</text:span> setups, Pentium-era machines, old-school operational systems <text:span text:style-name="T58">with only</text:span> a black display and white neon words… <text:span text:style-name="T59">etc</text:span><text:span text:style-name="T20">. </text:span><text:span text:style-name="T21">The data is shared through two ways: </text:span><text:span text:style-name="T3">chips</text:span><text:span text:style-name="T21"> and </text:span><text:span text:style-name="T60">‘</text:span><text:span text:style-name="T3">net</text:span><text:span text:style-name="T21">.</text:span></text:p>
        <text:p text:style-name="P25">Chips are very small, the size of a <text:span text:style-name="T9">SIM card</text:span>. They can store a lot of mega or gigapulses of data. Since a <text:span text:style-name="T9">.txt</text:span> file to rough software.</text:p>
        <text:p text:style-name="P23">The <text:span text:style-name="T1">internet</text:span> <text:span text:style-name="T22">(aka ‘net) is </text:span>updated. The <text:span text:style-name="T25">regional &amp; local </text:span>telecommunica<text:span text:style-name="T19">tion </text:span><text:span text:style-name="T22">network run like a phone network: just type the </text:span><text:span text:style-name="T4">host</text:span><text:span text:style-name="T15">’s</text:span><text:span text:style-name="T22"> number or name (which is translated to machine language) you want to log on. </text:span><text:span text:style-name="T23">Some hosts </text:span><text:span text:style-name="T61">are privates</text:span><text:span text:style-name="T23">, </text:span><text:span text:style-name="T62">other</text:span><text:span text:style-name="T23"> are public. And the favorite of </text:span><text:span text:style-name="T5">deckers</text:span><text:span text:style-name="T23"> (aka </text:span><text:span text:style-name="T16">cyberpirates</text:span><text:span text:style-name="T23">, console boys, datapickpockets… etc), people who use </text:span><text:span text:style-name="T5">cyberdecks</text:span><text:span text:style-name="T23"> to jack into </text:span><text:span text:style-name="T5">cyberspace</text:span><text:span text:style-name="T23"> to invade mainframes, there are private hosts kept by megacorps usually. </text:span><text:span text:style-name="T24">All the known ecosystem from other cybercultures is here: White, Gray and Black </text:span><text:span text:style-name="T6">ICE</text:span><text:span text:style-name="T24"> (Intrusion Countermeasure Electronics), </text:span><text:span text:style-name="T7">Persona</text:span><text:span text:style-name="T17"> (aka skin in video games) and</text:span><text:span text:style-name="T25"> utility programs.</text:span></text:p>
        <text:p text:style-name="P26">To jack into the cyberspace you’ll need a <text:span text:style-name="T1">datajack</text:span>: a fiber-optic input surgically implanted on the forehead or temple.</text:p>
        <text:p text:style-name="P27">A odd <text:span text:style-name="T1">climatic phenomenon</text:span> is always present above the São Paulo’s skyscrapers: the <text:span text:style-name="T1">continuous rain</text:span> that never ceases. <text:span text:style-name="T26">There’s not explanation for this relentless event but decades of pollution.</text:span></text:p>
        <text:p text:style-name="P29">The <text:span text:style-name="T1">money</text:span> (R$) is shared through <text:span text:style-name="T1">PIX</text:span>, a virtual bank transaction.</text:p>
        <text:p text:style-name="P28"/>
        <text:p text:style-name="P28"/>
        <text:h text:style-name="P9" text:outline-level="1">MAIN STORY</text:h>
        <text:p text:style-name="P28"/>
        <text:p text:style-name="P28">“<text:span text:style-name="T33">A</text:span><text:span text:style-name="T30"> </text:span><text:span text:style-name="T33">gunman’s</text:span><text:span text:style-name="T30"> little brother </text:span><text:span text:style-name="T34">was </text:span><text:span text:style-name="T30">hospitalized after </text:span><text:span text:style-name="T63">the gunman</text:span><text:span text:style-name="T30"> didn’t pay what owed for a </text:span><text:span text:style-name="T36">criminal boss who’s </text:span><text:span text:style-name="T64">a</text:span><text:span text:style-name="T36"> virtual betting-shop owner</text:span><text:span text:style-name="T30">. </text:span><text:span text:style-name="T31">Repentant </text:span><text:span text:style-name="T35">and</text:span><text:span text:style-name="T31"> </text:span><text:span text:style-name="T35">furious</text:span><text:span text:style-name="T31">, the gunman hunt </text:span><text:span text:style-name="T34">him </text:span><text:span text:style-name="T31">down through Big SP </text:span><text:span text:style-name="T32">metroplex</text:span><text:span text:style-name="T31">.</text:span>”</text:p>
        <text:p text:style-name="P28"/>
        <text:p text:style-name="P28"/>
        <text:h text:style-name="P7" text:outline-level="1">MECHANICS</text:h>
        <text:p text:style-name="P30"/>
        <text:p text:style-name="P30">The <text:span text:style-name="T9">CyberSP Project</text:span> is based on inumerous CRPGs — like <text:span text:style-name="T9">The Elders Scrolls III</text:span> and <text:span text:style-name="T9">IV</text:span>, the first <text:span text:style-name="T9">Diablo</text:span>, <text:span text:style-name="T9">Dark Sun: Shattered Land</text:span><text:span text:style-name="T13">s</text:span> — as well as a lot of Tabletop Role-Playing Games. However, its stronger inspiration is <text:span text:style-name="T14">Shadowrun</text:span> from S<text:span text:style-name="T39">NES</text:span>.</text:p>
        <text:p text:style-name="P31">That said, the core game mechanics (<text:span text:style-name="T40">designed </text:span>until now) are:</text:p>
        <text:list xml:id="list201913885505137" text:continue-numbering="true" text:style-name="List_20_1">
          <text:list-item>
            <text:list>
              <text:list-item>
                <text:p text:style-name="P33"><text:span text:style-name="T1">Diagonal</text:span> and <text:span text:style-name="T1">straight movement</text:span> like isometric video games.</text:p>
              </text:list-item>
              <text:list-item>
                <text:p text:style-name="P34">Dialogue system involving <text:span text:style-name="T1">getting</text:span> and <text:span text:style-name="T1">using</text:span> <text:span text:style-name="T1">topics</text:span> to ask <text:span text:style-name="T68">about</text:span> something to the Non-Player Characters.</text:p>
              </text:list-item>
              <text:list-item>
                <text:p text:style-name="P35">Three <text:span text:style-name="T1">mouse cursors</text:span>: a <text:span text:style-name="T1">hand</text:span> to get items and interact with doors, an <text:span text:style-name="T1">aim</text:span> to turn on the shooter mode, an <text:span text:style-name="T1">eye</text:span> to read little details, <text:span text:style-name="T72">and a </text:span><text:span text:style-name="T1">mouth</text:span> to talk with anyone.</text:p>
              </text:list-item>
              <text:list-item>
                <text:p text:style-name="P36"><text:span text:style-name="T1">Equipping firearms</text:span> and <text:span text:style-name="T1">shooting</text:span> at every foe ahead. Hitting someone is all about lucky: a dice rolling behind the screen.</text:p>
              </text:list-item>
            </text:list>
          </text:list-item>
        </text:list>
        <text:p text:style-name="P32"/>
        <text:p text:style-name="P3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2:04:51.120502969</meta:creation-date>
    <meta:editing-cycles>114</meta:editing-cycles>
    <meta:editing-duration>PT1H57M7S</meta:editing-duration>
    <dc:subject>Game Design Document</dc:subject>
    <dc:title>CyberSP Project</dc:title>
    <dc:date>2025-08-31T20:19:12.929757687</dc:date>
    <meta:generator>LibreOffice/7.3.7.2$Linux_X86_64 LibreOffice_project/30$Build-2</meta:generator>
    <meta:document-statistic meta:table-count="0" meta:image-count="0" meta:object-count="0" meta:page-count="5" meta:paragraph-count="32" meta:word-count="667" meta:character-count="4302" meta:non-whitespace-character-count="3669"/>
  </office:meta>
</office:document-meta>
</file>